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1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524cm" svg:y="2.807cm" presentation:class="subtitle" presentation:user-transformed="true">
          <draw:text-box>
            <text:p><text:span text:style-name="T1">Week 3:</text:span></text:p>
            <text:p><text:span text:style-name="T1">Asking the Right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1<text:line-break/>What is Big Data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2<text:line-break/>Philosophy or Computationality?</text:p>
          </draw:text-box>
        </draw:frame>
        <draw:frame draw:style-name="gr2" draw:text-style-name="P3" draw:layer="layout" svg:width="20.32cm" svg:height="0.962cm" svg:x="4.572cm" svg:y="11.938cm">
          <draw:text-box>
            <text:p>(Or, how many big words can academics fit into one sentence?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9-11T14:56:17</dc:date>
          <text:p/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3<text:line-break/>“Data Cleaning” and Storytelling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4<text:line-break/>The price of butter in Bagladesh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5<text:line-break/>Sources of Error and Uncertaint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6<text:line-break/>Ethics, IRB and Web Scrap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71cm" svg:y="7.67cm" presentation:class="title" presentation:user-transformed="true">
          <draw:text-box>
            <text:p>Prompt 7<text:line-break/>Digital Divides – Dollars and Skill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s</text:p>
          </draw:text-box>
        </draw:frame>
        <draw:frame draw:style-name="gr3" draw:text-style-name="P3" draw:layer="layout" svg:width="24.13cm" svg:height="5.939cm" svg:x="2.54cm" svg:y="5.334cm">
          <draw:text-box>
            <text:p>Project 1: Global Environmental Aid (GEF)</text:p>
            <text:p>Project 2: Urban Poverty (US Census)</text:p>
            <text:p>Project 3: Global Conflict and Displaced People (UCDP)</text:p>
            <text:p>Project 4: Urban Growth and Infrastructure (World Bank)</text:p>
            <text:p>Project 5: Climate Risk in the US (US Army Corps of Engineers)</text:p>
            <text:p/>
            <text:p>Project 6 (Final): Choose your own adventure, TBD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508cm" presentation:class="title" presentation:user-transformed="true">
          <draw:text-box>
            <text:p>Project 1 : Defining <text:line-break/>&amp; Simulating Uncertainty</text:p>
          </draw:text-box>
        </draw:frame>
        <draw:frame draw:style-name="gr4" draw:text-style-name="P4" draw:layer="layout" svg:width="24.13cm" svg:height="14.564cm" svg:x="2.54cm" svg:y="4.572cm">
          <draw:text-box>
            <text:p><text:span text:style-name="T2">Client</text:span><text:span text:style-name="T3">: Global Environmental Facility</text:span><text:span text:style-name="T3"><text:line-break/></text:span><text:span text:style-name="T3"/></text:p>
            <text:p><text:span text:style-name="T2">Key Question</text:span><text:span text:style-name="T3">: Where is land degradation aid needed targeted relative to where vegetation is located?</text:span><text:span text:style-name="T3"><text:line-break/></text:span><text:span text:style-name="T3"/></text:p>
            <text:p><text:span text:style-name="T2">Key Data: </text:span><text:span text:style-name="T4">Normalized Difference Vegetation Index (NDVI), International Aid Data</text:span><text:span text:style-name="T4"><text:line-break/></text:span><text:span text:style-name="T4"/></text:p>
            <text:p><text:span text:style-name="T2">Source: </text:span><text:span text:style-name="T4">geo.aiddata.org</text:span><text:span text:style-name="T4"><text:line-break/></text:span><text:span text:style-name="T4"/></text:p>
            <text:p><text:span text:style-name="T2">Key Techniques to be Employed: </text:span><text:span text:style-name="T4">Simulation Mode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508cm" presentation:class="title" presentation:user-transformed="true">
          <draw:text-box>
            <text:p>Project 1 </text:p>
          </draw:text-box>
        </draw:frame>
        <draw:frame draw:style-name="gr5" draw:text-style-name="P4" draw:layer="layout" svg:width="24.13cm" svg:height="14.958cm" svg:x="2.54cm" svg:y="4.572cm">
          <draw:text-box>
            <text:p><text:span text:style-name="T2">Stretch Goal 1</text:span><text:span text:style-name="T3">: </text:span></text:p>
            <text:p><text:span text:style-name="T3">Acquire and Process Satellite Data on your Own!</text:span></text:p>
            <text:p><text:span text:style-name="T5">(Not for the faint of heart, only do this if you have some GIS and remote sensing training)</text:span></text:p>
            <text:p><text:span text:style-name="T3"/></text:p>
            <text:p><text:span text:style-name="T2">Stretch Goal 2</text:span><text:span text:style-name="T3">:</text:span></text:p>
            <text:p><text:span text:style-name="T4">Add an additional covariate to enhance your targeting analysis, and both (a) defend it theoretically, and (b) provide a justification for how you include uncertainty into the new variable in your simulation approach.</text:span></text:p>
            <text:p><text:span text:style-name="T4"/></text:p>
            <text:p><text:span text:style-name="T2">Stretch Goal 3</text:span><text:span text:style-name="T4">:</text:span></text:p>
            <text:p><text:span text:style-name="T4">Conduct your analysis at multiple geographic scales and contrast your results.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 1 – Example 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hose Country</text:span>: Honduras</text:p>
              </text:list-item>
              <text:list-item>
                <text:p><text:span text:style-name="T6">Chose Scale for Analysis</text:span>: ADM 2 (~Counties)</text:p>
              </text:list-item>
              <text:list-item>
                <text:p><text:span text:style-name="T6">Data: </text:span><text:span text:style-name="T7">Mean</text:span><text:span text:style-name="T6"> </text:span><text:span text:style-name="T7">NDVI for 2014, General </text:span><text:span text:style-name="T7">Environmental Protection Aid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upyter Intro Ste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member: you’re on an HPC!</text:p>
                <text:list>
                  <text:list-item>
                    <text:p>Click “New”, then “Terminal”</text:p>
                  </text:list-item>
                  <text:list-item>
                    <text:p>Important commands:</text:p>
                    <text:list>
                      <text:list-item>
                        <text:p>ls (see your folders and files)</text:p>
                      </text:list-item>
                      <text:list-item>
                        <text:p>mkdir (make a new director – i.e., mkdir project_1)</text:p>
                      </text:list-item>
                      <text:list-item>
                        <text:p>cd (change your director – i.e., cd project_1)</text:p>
                      </text:list-item>
                      <text:list-item>
                        <text:p>rm (delete a file – i.e., rm trash_file.py ; this is forever!)</text:p>
                      </text:list-item>
                      <text:list-item>
                        <text:p>qstat (view current users of the cluster ; qstat -u geogdan to see only your jobs, where geogdan is your user ID)</text:p>
                      </text:list-item>
                      <text:list-item>
                        <text:p>pwd (current direct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778cm" svg:y="1.016cm" presentation:class="title" presentation:user-transformed="true">
          <draw:text-box>
            <text:p>Why Simulation?</text:p>
          </draw:text-box>
        </draw:frame>
        <draw:frame draw:style-name="gr6" draw:text-style-name="P4" draw:layer="layout" svg:width="25.706cm" svg:height="9.651cm" svg:x="1.524cm" svg:y="4.572cm">
          <draw:text-box>
            <text:p><text:span text:style-name="T4">- Big Data comes with Big Uncertainty</text:span></text:p>
            <text:p><text:span text:style-name="T4"/></text:p>
            <text:p><text:span text:style-name="T4">- Errors can compound across different datasets</text:span></text:p>
            <text:p><text:span text:style-name="T4"/></text:p>
            <text:p><text:span text:style-name="T4">-</text:span><text:span text:style-name="T2"> “Garbage in, garbage out” is garbage. <text:s/>“Garbage in, uncertainty out” is more accurate – but, less catchy.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0:03:44.421066610</meta:creation-date>
    <meta:generator>LibreOffice/5.1.6.2$Linux_X86_64 LibreOffice_project/10m0$Build-2</meta:generator>
    <dc:date>2017-09-11T15:13:09.041972015</dc:date>
    <meta:editing-duration>PT1H37M13S</meta:editing-duration>
    <meta:editing-cycles>10</meta:editing-cycles>
    <meta:document-statistic meta:object-count="70"/>
  </office:meta>
</office:document-meta>
</file>